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84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4626in"/>
    </style:style>
    <style:style style:name="co5" style:family="table-column">
      <style:table-column-properties fo:break-before="auto" style:column-width="2.7866in"/>
    </style:style>
    <style:style style:name="co6" style:family="table-column">
      <style:table-column-properties fo:break-before="auto" style:column-width="2.228in"/>
    </style:style>
    <style:style style:name="co7" style:family="table-column">
      <style:table-column-properties fo:break-before="auto" style:column-width="2.6146in"/>
    </style:style>
    <style:style style:name="co8" style:family="table-column">
      <style:table-column-properties fo:break-before="auto" style:column-width="1.3665in"/>
    </style:style>
    <style:style style:name="co9" style:family="table-column">
      <style:table-column-properties fo:break-before="auto" style:column-width="2.098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xom.nu</text:p>
          </table:table-cell>
          <table:table-cell table:style-name="ce1" office:value-type="string">
            <text:p>org.jdo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trategy</text:p>
          </table:table-cell>
          <table:table-cell table:style-name="ce1" office:value-type="string">
            <text:p>Pre</text:p>
          </table:table-cell>
          <table:table-cell table:style-name="ce1" office:value-type="string">
            <text:p>Post</text:p>
          </table:table-cell>
          <table:table-cell table:style-name="ce1" office:value-type="string">
            <text:p>Throws</text:p>
          </table:table-cell>
          <table:table-cell table:style-name="ce1" office:value-type="string">
            <text:p>Invariant</text:p>
          </table:table-cell>
          <table:table-cell table:style-name="ce1" office:value-type="string">
            <text:p>Doc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Attribute#hashCode()</text:p>
          </table:table-cell>
          <table:table-cell office:value-type="string">
            <text:p>Attribute#hashCode()</text:p>
          </table:table-cell>
          <table:table-cell office:value-type="string">
            <text:p>DC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Attribute#equals(Object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Attribute#getValue()</text:p>
          </table:table-cell>
          <table:table-cell office:value-type="string">
            <text:p>Attribute#getValu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Attribute#getParent()</text:p>
          </table:table-cell>
          <table:table-cell office:value-type="string">
            <text:p>Attribute#getParent(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Attribute#copy()</text:p>
          </table:table-cell>
          <table:table-cell office:value-type="string">
            <text:p>Attribute#clon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Attribute#getType()</text:p>
          </table:table-cell>
          <table:table-cell office:value-type="string">
            <text:p>Attribute#getAttributeType(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Attribute#setValue(String)</text:p>
          </table:table-cell>
          <table:table-cell office:value-type="string">
            <text:p>Attribute#setValue(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Attribute#query(String)</text:p>
          </table:table-cell>
          <table:table-cell/>
          <table:table-cell office:value-type="string">
            <text:p>NW</text:p>
          </table:table-cell>
          <table:table-cell office:value-type="string">
            <text:p>EM</text:p>
          </table:table-cell>
          <table:table-cell/>
          <table:table-cell office:value-type="string">
            <text:p>unclear how XPathContext affects the result</text:p>
          </table:table-cell>
          <table:table-cell table:number-columns-repeated="1018"/>
        </table:table-row>
        <table:table-row table:style-name="ro1">
          <table:table-cell office:value-type="string">
            <text:p>Attribute#query(String, XPathContext)</text:p>
          </table:table-cell>
          <table:table-cell/>
          <table:table-cell office:value-type="string">
            <text:p>NW</text:p>
          </table:table-cell>
          <table:table-cell office:value-type="string">
            <text:p>EM</text:p>
          </table:table-cell>
          <table:table-cell/>
          <table:table-cell office:value-type="string">
            <text:p>unclear how XPathContext affects the result</text:p>
          </table:table-cell>
          <table:table-cell table:number-columns-repeated="1018"/>
        </table:table-row>
        <table:table-row table:style-name="ro1">
          <table:table-cell office:value-type="string">
            <text:p>Attribute#getLocalName()</text:p>
          </table:table-cell>
          <table:table-cell office:value-type="string">
            <text:p>Attribute#getNam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Attribute#getNamespacePrefix()</text:p>
          </table:table-cell>
          <table:table-cell office:value-type="string">
            <text:p>Attribute#getNamespacePrefix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Attribute#getNamespaceURI()</text:p>
          </table:table-cell>
          <table:table-cell office:value-type="string">
            <text:p>Attribute#getNamespaceURI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Attribute#getQualifiedName()</text:p>
          </table:table-cell>
          <table:table-cell office:value-type="string">
            <text:p>Attribute#getQualifiedNam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Attribute#setLocalName(String)</text:p>
          </table:table-cell>
          <table:table-cell office:value-type="string">
            <text:p>Attribute#setNam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Attribute#setNamespace(String, String)</text:p>
          </table:table-cell>
          <table:table-cell office:value-type="string">
            <text:p>Attribute#setNamespace(Namespace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2"/>
          <table:table-cell office:value-type="string">
            <text:p>xom throws NamespaceConflictException (not IllegalNameException)</text:p>
          </table:table-cell>
          <table:table-cell table:number-columns-repeated="1017"/>
        </table:table-row>
        <table:table-row table:style-name="ro1">
          <table:table-cell office:value-type="string">
            <text:p>Attribute#setType(Type)</text:p>
          </table:table-cell>
          <table:table-cell office:value-type="string">
            <text:p>Attribute#setAttributeType(int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2"/>
          <table:table-cell office:value-type="string">
            <text:p>XOM Attribute.Type can be null, but not outof bounds as in JDOM (which throws IllegalDataException</text:p>
          </table:table-cell>
          <table:table-cell table:number-columns-repeated="1017"/>
        </table:table-row>
        <table:table-row table:style-name="ro1">
          <table:table-cell office:value-type="string">
            <text:p>Attribute#toXML()</text:p>
          </table:table-cell>
          <table:table-cell/>
          <table:table-cell office:value-type="string">
            <text:p>DC</text:p>
          </table:table-cell>
          <table:table-cell office:value-type="string">
            <text:p>C</text:p>
          </table:table-cell>
          <table:table-cell/>
          <table:table-cell office:value-type="string">
            <text:p>proper escaping of attribute's value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ttribute#detach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Attribute#getBaseURI()</text:p>
          </table:table-cell>
          <table:table-cell/>
          <table:table-cell office:value-type="string">
            <text:p>OK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Attribute#getDocument()</text:p>
          </table:table-cell>
          <table:table-cell office:value-type="string">
            <text:p>Attribute#getDocument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Attribute(Attribute)</text:p>
          </table:table-cell>
          <table:table-cell office:value-type="string">
            <text:p>Attribute#clon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Attribute(String, String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table:number-columns-repeated="4"/>
          <table:table-cell office:value-type="string">
            <text:p>XOM docs say first arg is localName, however, tests send colonized names</text:p>
          </table:table-cell>
          <table:table-cell table:number-columns-repeated="1015"/>
        </table:table-row>
        <table:table-row table:style-name="ro1">
          <table:table-cell office:value-type="string">
            <text:p>Attribute(String, String, Type)</text:p>
          </table:table-cell>
          <table:table-cell office:value-type="string">
            <text:p>Attribute(String, String, int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Attribute(String, String, String)</text:p>
          </table:table-cell>
          <table:table-cell office:value-type="string">
            <text:p>Attribute(String, String, Namespace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Attribute(String, String, String, Type)</text:p>
          </table:table-cell>
          <table:table-cell office:value-type="string">
            <text:p>Attribute(String, String, int, Namespace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office:value-type="string">
            <text:p>XOM allows colons in names, JDOM does not</text:p>
          </table:table-cell>
          <table:table-cell/>
          <table:table-cell office:value-type="string">
            <text:p>NamespaceConflictException is not thrown by JDOM</text:p>
          </table:table-cell>
          <table:table-cell table:number-columns-repeated="1017"/>
        </table:table-row>
        <table:table-row table:style-name="ro1">
          <table:table-cell office:value-type="string">
            <text:p>Builder#build(String)</text:p>
          </table:table-cell>
          <table:table-cell office:value-type="string">
            <text:p>input.SAXBuilder#build(String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table:number-columns-repeated="2"/>
          <table:table-cell office:value-type="string">
            <text:p>JDOMException can be thrown without being a JDOMParseException</text:p>
          </table:table-cell>
          <table:table-cell table:number-columns-repeated="1017"/>
        </table:table-row>
        <table:table-row table:style-name="ro1">
          <table:table-cell office:value-type="string">
            <text:p>Builder#build(InputStream)</text:p>
          </table:table-cell>
          <table:table-cell office:value-type="string">
            <text:p>input.SAXBuilder#build(InputStream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table:number-columns-repeated="2"/>
          <table:table-cell office:value-type="string">
            <text:p>JDOMException can be thrown without being a JDOMParseException</text:p>
          </table:table-cell>
          <table:table-cell table:number-columns-repeated="1017"/>
        </table:table-row>
        <table:table-row table:style-name="ro1">
          <table:table-cell office:value-type="string">
            <text:p>Builder#build(InputStream, String)</text:p>
          </table:table-cell>
          <table:table-cell office:value-type="string">
            <text:p>input.SAXBuilder#build(InputStream, String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table:number-columns-repeated="2"/>
          <table:table-cell office:value-type="string">
            <text:p>JDOMException can be thrown without being a JDOMParseException</text:p>
          </table:table-cell>
          <table:table-cell table:number-columns-repeated="1017"/>
        </table:table-row>
        <table:table-row table:style-name="ro1">
          <table:table-cell office:value-type="string">
            <text:p>Builder#build(File)</text:p>
          </table:table-cell>
          <table:table-cell office:value-type="string">
            <text:p>input.SAXBuilder#build(File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table:number-columns-repeated="2"/>
          <table:table-cell office:value-type="string">
            <text:p>JDOMException can be thrown without being a JDOMParseException</text:p>
          </table:table-cell>
          <table:table-cell table:number-columns-repeated="1017"/>
        </table:table-row>
        <table:table-row table:style-name="ro1">
          <table:table-cell office:value-type="string">
            <text:p>Builder#build(Reader)</text:p>
          </table:table-cell>
          <table:table-cell office:value-type="string">
            <text:p>input.SAXBuilder#build(Reader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table:number-columns-repeated="2"/>
          <table:table-cell office:value-type="string">
            <text:p>JDOMException can be thrown without being a JDOMParseException</text:p>
          </table:table-cell>
          <table:table-cell table:number-columns-repeated="1017"/>
        </table:table-row>
        <table:table-row table:style-name="ro1">
          <table:table-cell office:value-type="string">
            <text:p>Builder#build(Reader, String)</text:p>
          </table:table-cell>
          <table:table-cell office:value-type="string">
            <text:p>input.SAXBuilder#build(Reader, String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table:number-columns-repeated="2"/>
          <table:table-cell office:value-type="string">
            <text:p>JDOMException can be thrown without being a JDOMParseException</text:p>
          </table:table-cell>
          <table:table-cell table:number-columns-repeated="1017"/>
        </table:table-row>
        <table:table-row table:style-name="ro1">
          <table:table-cell office:value-type="string">
            <text:p>Builder#build(String, String)</text:p>
          </table:table-cell>
          <table:table-cell office:value-type="string">
            <text:p>input.SAXBuilder#build(String, String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table:number-columns-repeated="2"/>
          <table:table-cell office:value-type="string">
            <text:p>JDOMException can be thrown without being a JDOMParseException</text:p>
          </table:table-cell>
          <table:table-cell table:number-columns-repeated="1017"/>
        </table:table-row>
        <table:table-row table:style-name="ro1">
          <table:table-cell office:value-type="string">
            <text:p>Builder#getNodeFactory()</text:p>
          </table:table-cell>
          <table:table-cell/>
          <table:table-cell office:value-type="string">
            <text:p>GU</text:p>
          </table:table-cell>
          <table:table-cell table:number-columns-repeated="2"/>
          <table:table-cell office:value-type="string">
            <text:p>No NodeFactory available since it does not work with SAXBuilder</text:p>
          </table:table-cell>
          <table:table-cell table:number-columns-repeated="1018"/>
        </table:table-row>
        <table:table-row table:style-name="ro1">
          <table:table-cell office:value-type="string">
            <text:p>Builder(XMLReader, boolean, NodeFactory)</text:p>
          </table:table-cell>
          <table:table-cell/>
          <table:table-cell office:value-type="string">
            <text:p>GU</text:p>
          </table:table-cell>
          <table:table-cell/>
          <table:table-cell office:value-type="string">
            <text:p>NodeFactory is not available in JDOM and cannot be used by SAXBuilder</text:p>
          </table:table-cell>
          <table:table-cell table:number-columns-repeated="1019"/>
        </table:table-row>
        <table:table-row table:style-name="ro1">
          <table:table-cell office:value-type="string">
            <text:p>Builder()</text:p>
          </table:table-cell>
          <table:table-cell office:value-type="string">
            <text:p>input.SAXBuilder(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Builder(boolean)</text:p>
          </table:table-cell>
          <table:table-cell office:value-type="string">
            <text:p>input.SAXBuilder(boolean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Builder(boolean, NodeFactory)</text:p>
          </table:table-cell>
          <table:table-cell/>
          <table:table-cell office:value-type="string">
            <text:p>GU</text:p>
          </table:table-cell>
          <table:table-cell/>
          <table:table-cell office:value-type="string">
            <text:p>NodeFactory is not available in JDOM and cannot be used by SAXBuilder</text:p>
          </table:table-cell>
          <table:table-cell table:number-columns-repeated="1019"/>
        </table:table-row>
        <table:table-row table:style-name="ro1">
          <table:table-cell office:value-type="string">
            <text:p>Builder(NodeFactory)</text:p>
          </table:table-cell>
          <table:table-cell/>
          <table:table-cell office:value-type="string">
            <text:p>GU</text:p>
          </table:table-cell>
          <table:table-cell/>
          <table:table-cell office:value-type="string">
            <text:p>NodeFactory is not available in JDOM and cannot be used by SAXBuilder</text:p>
          </table:table-cell>
          <table:table-cell table:number-columns-repeated="1019"/>
        </table:table-row>
        <table:table-row table:style-name="ro1">
          <table:table-cell office:value-type="string">
            <text:p>Builder(XMLReader)</text:p>
          </table:table-cell>
          <table:table-cell office:value-type="string">
            <text:p>input.SAXBuilder(String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office:value-type="string">
            <text:p>Not sure if XMLReader.class can function as a SAX driver</text:p>
          </table:table-cell>
          <table:table-cell table:number-columns-repeated="1019"/>
        </table:table-row>
        <table:table-row table:style-name="ro1">
          <table:table-cell office:value-type="string">
            <text:p>Builder(XMLReader, boolean)</text:p>
          </table:table-cell>
          <table:table-cell office:value-type="string">
            <text:p>input.SAXBuilder(String, boolean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office:value-type="string">
            <text:p>Not sure if XMLReader.class can function as a SAX driver</text:p>
          </table:table-cell>
          <table:table-cell table:number-columns-repeated="1019"/>
        </table:table-row>
        <table:table-row table:style-name="ro1">
          <table:table-cell office:value-type="string">
            <text:p>Comment#getValue()</text:p>
          </table:table-cell>
          <table:table-cell office:value-type="string">
            <text:p>Comment#getValu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Comment#getParent()</text:p>
          </table:table-cell>
          <table:table-cell office:value-type="string">
            <text:p>Comment#getParent(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Comment#copy()</text:p>
          </table:table-cell>
          <table:table-cell office:value-type="string">
            <text:p>Comment#clon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Comment#setValue(String)</text:p>
          </table:table-cell>
          <table:table-cell office:value-type="string">
            <text:p>Comment#setText(String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Comment#query(String, XPathContext)</text:p>
          </table:table-cell>
          <table:table-cell/>
          <table:table-cell office:value-type="string">
            <text:p>NW</text:p>
          </table:table-cell>
          <table:table-cell office:value-type="string">
            <text:p>EM</text:p>
          </table:table-cell>
          <table:table-cell/>
          <table:table-cell office:value-type="string">
            <text:p>unsure how XPathContext affects the result</text:p>
          </table:table-cell>
          <table:table-cell table:number-columns-repeated="1018"/>
        </table:table-row>
        <table:table-row table:style-name="ro1">
          <table:table-cell office:value-type="string">
            <text:p>Comment#query(String)</text:p>
          </table:table-cell>
          <table:table-cell/>
          <table:table-cell office:value-type="string">
            <text:p>NW</text:p>
          </table:table-cell>
          <table:table-cell office:value-type="string">
            <text:p>EM</text:p>
          </table:table-cell>
          <table:table-cell/>
          <table:table-cell office:value-type="string">
            <text:p>unsure how XPathContext affects the result</text:p>
          </table:table-cell>
          <table:table-cell table:number-columns-repeated="1018"/>
        </table:table-row>
        <table:table-row table:style-name="ro1">
          <table:table-cell office:value-type="string">
            <text:p>Comment#toXML()</text:p>
          </table:table-cell>
          <table:table-cell/>
          <table:table-cell office:value-type="string">
            <text:p>DC</text:p>
          </table:table-cell>
          <table:table-cell office:value-type="string">
            <text:p>EM</text:p>
          </table:table-cell>
          <table:table-cell/>
          <table:table-cell office:value-type="string">
            <text:p>the resulting string may be slightly different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Comment#detach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Comment#getBaseURI()</text:p>
          </table:table-cell>
          <table:table-cell/>
          <table:table-cell office:value-type="string">
            <text:p>NW</text:p>
          </table:table-cell>
          <table:table-cell office:value-type="string">
            <text:p>M</text:p>
          </table:table-cell>
          <table:table-cell/>
          <table:table-cell office:value-type="string">
            <text:p>unclear how baseURI should be determined for Comments in JDom</text:p>
          </table:table-cell>
          <table:table-cell table:number-columns-repeated="1018"/>
        </table:table-row>
        <table:table-row table:style-name="ro1">
          <table:table-cell office:value-type="string">
            <text:p>Comment#getDocument()</text:p>
          </table:table-cell>
          <table:table-cell office:value-type="string">
            <text:p>Comment#getDocument(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Comment(Comment)</text:p>
          </table:table-cell>
          <table:table-cell office:value-type="string">
            <text:p>Comment#clon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Comment(String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office:value-type="string">
            <text:p>XOM is more picky about invalid chars in comment data</text:p>
          </table:table-cell>
          <table:table-cell table:number-columns-repeated="1019"/>
        </table:table-row>
        <table:table-row table:style-name="ro1">
          <table:table-cell office:value-type="string">
            <text:p>DocType#getValue()</text:p>
          </table:table-cell>
          <table:table-cell office:value-type="string">
            <text:p>DocType#getValu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DocType#getParent()</text:p>
          </table:table-cell>
          <table:table-cell office:value-type="string">
            <text:p>DocType#getParent(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DocType#copy()</text:p>
          </table:table-cell>
          <table:table-cell office:value-type="string">
            <text:p>DocType#clon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DocType#query(String)</text:p>
          </table:table-cell>
          <table:table-cell/>
          <table:table-cell office:value-type="string">
            <text:p>NW</text:p>
          </table:table-cell>
          <table:table-cell office:value-type="string">
            <text:p>EM</text:p>
          </table:table-cell>
          <table:table-cell/>
          <table:table-cell office:value-type="string">
            <text:p>unclear how XPathContext affects the result</text:p>
          </table:table-cell>
          <table:table-cell table:number-columns-repeated="1018"/>
        </table:table-row>
        <table:table-row table:style-name="ro1">
          <table:table-cell office:value-type="string">
            <text:p>DocType#query(String, XPathContext)</text:p>
          </table:table-cell>
          <table:table-cell/>
          <table:table-cell office:value-type="string">
            <text:p>NW</text:p>
          </table:table-cell>
          <table:table-cell office:value-type="string">
            <text:p>EM</text:p>
          </table:table-cell>
          <table:table-cell/>
          <table:table-cell office:value-type="string">
            <text:p>unclear how XPathContext affects the result</text:p>
          </table:table-cell>
          <table:table-cell table:number-columns-repeated="1018"/>
        </table:table-row>
        <table:table-row table:style-name="ro1">
          <table:table-cell office:value-type="string">
            <text:p>DocType#toXML()</text:p>
          </table:table-cell>
          <table:table-cell/>
          <table:table-cell office:value-type="string">
            <text:p>DC</text:p>
          </table:table-cell>
          <table:table-cell office:value-type="string">
            <text:p>EM</text:p>
          </table:table-cell>
          <table:table-cell/>
          <table:table-cell office:value-type="string">
            <text:p>output may differ slightly</text:p>
          </table:table-cell>
          <table:table-cell table:number-columns-repeated="1018"/>
        </table:table-row>
        <table:table-row table:style-name="ro1">
          <table:table-cell office:value-type="string">
            <text:p>DocType#detach()</text:p>
          </table:table-cell>
          <table:table-cell office:value-type="string">
            <text:p>DocType#detach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DocType#getBaseURI()</text:p>
          </table:table-cell>
          <table:table-cell/>
          <table:table-cell office:value-type="string">
            <text:p>OK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DocType#getDocument()</text:p>
          </table:table-cell>
          <table:table-cell office:value-type="string">
            <text:p>DocType#getDocument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DocType#getInternalDTDSubset()</text:p>
          </table:table-cell>
          <table:table-cell office:value-type="string">
            <text:p>DocType#getInternalSubset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DocType#getPublicID()</text:p>
          </table:table-cell>
          <table:table-cell office:value-type="string">
            <text:p>DocType#getPublicID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DocType#getRootElementName()</text:p>
          </table:table-cell>
          <table:table-cell office:value-type="string">
            <text:p>DocType#getElementNam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DocType#getSystemID()</text:p>
          </table:table-cell>
          <table:table-cell office:value-type="string">
            <text:p>DocType#getSystemID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DocType#setInternalDTDSubset(String)</text:p>
          </table:table-cell>
          <table:table-cell office:value-type="string">
            <text:p>DocType#setInternalSubset(String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office:value-type="string">
            <text:p>XOM parses the InternalSubset string and throws accordingly</text:p>
          </table:table-cell>
          <table:table-cell table:number-columns-repeated="1019"/>
        </table:table-row>
        <table:table-row table:style-name="ro1">
          <table:table-cell office:value-type="string">
            <text:p>DocType#setPublicID(String)</text:p>
          </table:table-cell>
          <table:table-cell office:value-type="string">
            <text:p>DocType#setPublicID(String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office:value-type="string">
            <text:p>Xom checks for invalid characters</text:p>
          </table:table-cell>
          <table:table-cell table:number-columns-repeated="1019"/>
        </table:table-row>
        <table:table-row table:style-name="ro1">
          <table:table-cell office:value-type="string">
            <text:p>DocType#setRootElementName(String)</text:p>
          </table:table-cell>
          <table:table-cell office:value-type="string">
            <text:p>DocType#setElementName(String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office:value-type="string">
            <text:p>XOM checks for more invalid chars in rootElementNames </text:p>
          </table:table-cell>
          <table:table-cell table:number-columns-repeated="1019"/>
        </table:table-row>
        <table:table-row table:style-name="ro1">
          <table:table-cell office:value-type="string">
            <text:p>DocType#setSystemID(String)</text:p>
          </table:table-cell>
          <table:table-cell office:value-type="string">
            <text:p>DocType#setSystemId(String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office:value-type="string">
            <text:p>XOM checks for invalid chars</text:p>
          </table:table-cell>
          <table:table-cell table:number-columns-repeated="2"/>
          <table:table-cell office:value-type="string">
            <text:p>maintains that public is nulled before any systemid is nulled</text:p>
          </table:table-cell>
          <table:table-cell table:number-columns-repeated="1016"/>
        </table:table-row>
        <table:table-row table:style-name="ro1">
          <table:table-cell office:value-type="string">
            <text:p>DocType(DocType)</text:p>
          </table:table-cell>
          <table:table-cell office:value-type="string">
            <text:p>DocType#clon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DocType(String)</text:p>
          </table:table-cell>
          <table:table-cell office:value-type="string">
            <text:p>DocType(String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office:value-type="string">
            <text:p>XOM does a lot more input validation on rootElementName</text:p>
          </table:table-cell>
          <table:table-cell/>
          <table:table-cell office:value-type="string">
            <text:p>for some invalid names (starting with digits) jdom *does* throw</text:p>
          </table:table-cell>
          <table:table-cell table:number-columns-repeated="1017"/>
        </table:table-row>
        <table:table-row table:style-name="ro1">
          <table:table-cell office:value-type="string">
            <text:p>DocType(String, String)</text:p>
          </table:table-cell>
          <table:table-cell office:value-type="string">
            <text:p>DocType(String, String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office:value-type="string">
            <text:p>XOM does a lot more input validation on rootElementName etc.</text:p>
          </table:table-cell>
          <table:table-cell table:number-columns-repeated="1019"/>
        </table:table-row>
        <table:table-row table:style-name="ro1">
          <table:table-cell office:value-type="string">
            <text:p>DocType(String, String, String)</text:p>
          </table:table-cell>
          <table:table-cell office:value-type="string">
            <text:p>DocType(String, String, String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office:value-type="string">
            <text:p>XOM does a lot more input validation on rootElementName etc.</text:p>
          </table:table-cell>
          <table:table-cell table:number-columns-repeated="1019"/>
        </table:table-row>
        <table:table-row table:style-name="ro1">
          <table:table-cell office:value-type="string">
            <text:p>Document#hashCode()</text:p>
          </table:table-cell>
          <table:table-cell office:value-type="string">
            <text:p>Document#hashCode()</text:p>
          </table:table-cell>
          <table:table-cell office:value-type="string">
            <text:p>DC</text:p>
          </table:table-cell>
          <table:table-cell table:number-columns-repeated="1021"/>
        </table:table-row>
        <table:table-row table:style-name="ro1">
          <table:table-cell office:value-type="string">
            <text:p>Document#indexOf(Node)</text:p>
          </table:table-cell>
          <table:table-cell office:value-type="string">
            <text:p>Document#indexOf(Content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Document#equals(Object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Document#getValue()</text:p>
          </table:table-cell>
          <table:table-cell/>
          <table:table-cell office:value-type="string">
            <text:p>OK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Document#getParent()</text:p>
          </table:table-cell>
          <table:table-cell office:value-type="string">
            <text:p>Document#getParent(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Document#copy()</text:p>
          </table:table-cell>
          <table:table-cell office:value-type="string">
            <text:p>Document#clon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Document#query(String)</text:p>
          </table:table-cell>
          <table:table-cell/>
          <table:table-cell office:value-type="string">
            <text:p>NW</text:p>
          </table:table-cell>
          <table:table-cell office:value-type="string">
            <text:p>EM</text:p>
          </table:table-cell>
          <table:table-cell/>
          <table:table-cell office:value-type="string">
            <text:p>unclear how XPathContext affects the result</text:p>
          </table:table-cell>
          <table:table-cell table:number-columns-repeated="1018"/>
        </table:table-row>
        <table:table-row table:style-name="ro1">
          <table:table-cell office:value-type="string">
            <text:p>Document#query(String, XPathContext)</text:p>
          </table:table-cell>
          <table:table-cell/>
          <table:table-cell office:value-type="string">
            <text:p>NW</text:p>
          </table:table-cell>
          <table:table-cell office:value-type="string">
            <text:p>EM</text:p>
          </table:table-cell>
          <table:table-cell/>
          <table:table-cell office:value-type="string">
            <text:p>unclear how XPathContext affects the result</text:p>
          </table:table-cell>
          <table:table-cell table:number-columns-repeated="1018"/>
        </table:table-row>
        <table:table-row table:style-name="ro1">
          <table:table-cell office:value-type="string">
            <text:p>Document#toXML()</text:p>
          </table:table-cell>
          <table:table-cell/>
          <table:table-cell office:value-type="string">
            <text:p>DC</text:p>
          </table:table-cell>
          <table:table-cell office:value-type="string">
            <text:p>EM</text:p>
          </table:table-cell>
          <table:table-cell/>
          <table:table-cell office:value-type="string">
            <text:p>the resulting String may be slightly different</text:p>
          </table:table-cell>
          <table:table-cell table:number-columns-repeated="1018"/>
        </table:table-row>
        <table:table-row table:style-name="ro1">
          <table:table-cell office:value-type="string">
            <text:p>Document#detach()</text:p>
          </table:table-cell>
          <table:table-cell/>
          <table:table-cell office:value-type="string">
            <text:p>OK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Document#getBaseURI()</text:p>
          </table:table-cell>
          <table:table-cell office:value-type="string">
            <text:p>Document#getBaseURI(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Document#getDocument()</text:p>
          </table:table-cell>
          <table:table-cell office:value-type="string">
            <text:p>Document#getDocument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Document#getChild(int)</text:p>
          </table:table-cell>
          <table:table-cell office:value-type="string">
            <text:p>Document#getContent(int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Document#getChildCount()</text:p>
          </table:table-cell>
          <table:table-cell office:value-type="string">
            <text:p>Document#getContentSiz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Document#appendChild(Node)</text:p>
          </table:table-cell>
          <table:table-cell office:value-type="string">
            <text:p>Document#addContent(Content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office:value-type="string">
            <text:p>XOM disallows null and Text nodes</text:p>
          </table:table-cell>
          <table:table-cell/>
          <table:table-cell office:value-type="string">
            <text:p>special exception for multiple parent situation</text:p>
          </table:table-cell>
          <table:table-cell table:number-columns-repeated="1017"/>
        </table:table-row>
        <table:table-row table:style-name="ro1">
          <table:table-cell office:value-type="string">
            <text:p>Document#removeChild(int)</text:p>
          </table:table-cell>
          <table:table-cell office:value-type="string">
            <text:p>Document#removeContent(int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office:value-type="string">
            <text:p>XOM prevents root element to be removed</text:p>
          </table:table-cell>
          <table:table-cell table:number-columns-repeated="1019"/>
        </table:table-row>
        <table:table-row table:style-name="ro1">
          <table:table-cell office:value-type="string">
            <text:p>Document#removeChild(Node)</text:p>
          </table:table-cell>
          <table:table-cell office:value-type="string">
            <text:p>Document#removeChild(Content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office:value-type="string">
            <text:p>XOM disallows root removal; throws if child is not a child of this document</text:p>
          </table:table-cell>
          <table:table-cell table:number-columns-repeated="1019"/>
        </table:table-row>
        <table:table-row table:style-name="ro1">
          <table:table-cell office:value-type="string">
            <text:p>Document#replaceChild(Node, Node)</text:p>
          </table:table-cell>
          <table:table-cell/>
          <table:table-cell office:value-type="string">
            <text:p>OK</text:p>
          </table:table-cell>
          <table:table-cell office:value-type="string">
            <text:p>M</text:p>
          </table:table-cell>
          <table:table-cell office:value-type="string">
            <text:p>xom requires that newchild is an element if oldchild is</text:p>
          </table:table-cell>
          <table:table-cell/>
          <table:table-cell office:value-type="string">
            <text:p>xom has a special exception for multiple parent situation</text:p>
          </table:table-cell>
          <table:table-cell table:number-columns-repeated="1017"/>
        </table:table-row>
        <table:table-row table:style-name="ro1">
          <table:table-cell office:value-type="string">
            <text:p>Document#setBaseURI(String)</text:p>
          </table:table-cell>
          <table:table-cell office:value-type="string">
            <text:p>Document#setBaseURI(String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Document#insertChild(Node, int)</text:p>
          </table:table-cell>
          <table:table-cell office:value-type="string">
            <text:p>Document#addContent(int, Content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Document#getRootElement()</text:p>
          </table:table-cell>
          <table:table-cell office:value-type="string">
            <text:p>Document#getRootElement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Document#getDocType()</text:p>
          </table:table-cell>
          <table:table-cell office:value-type="string">
            <text:p>Document#getDocTyp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Document#setDocType(DocType)</text:p>
          </table:table-cell>
          <table:table-cell office:value-type="string">
            <text:p>Document#setDocType(DocType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office:value-type="string">
            <text:p>xom allows a doctype to be already attached if it is attached to this document but does not allow null</text:p>
          </table:table-cell>
          <table:table-cell/>
          <table:table-cell office:value-type="string">
            <text:p>special exception for multiple parent issue</text:p>
          </table:table-cell>
          <table:table-cell table:number-columns-repeated="1017"/>
        </table:table-row>
        <table:table-row table:style-name="ro1">
          <table:table-cell office:value-type="string">
            <text:p>Document#setRootElement(Element)</text:p>
          </table:table-cell>
          <table:table-cell office:value-type="string">
            <text:p>Document#setRootElement(Element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office:value-type="string">
            <text:p>xom allows a root to be already attached if it is attached to this document but does not allow null</text:p>
          </table:table-cell>
          <table:table-cell/>
          <table:table-cell office:value-type="string">
            <text:p>special exception for multiple parent issue</text:p>
          </table:table-cell>
          <table:table-cell table:number-columns-repeated="1017"/>
        </table:table-row>
        <table:table-row table:style-name="ro1">
          <table:table-cell office:value-type="string">
            <text:p>Document(Document)</text:p>
          </table:table-cell>
          <table:table-cell office:value-type="string">
            <text:p>Document#clon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Document(Element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Element#hashCode()</text:p>
          </table:table-cell>
          <table:table-cell office:value-type="string">
            <text:p>Element#hashCode()</text:p>
          </table:table-cell>
          <table:table-cell office:value-type="string">
            <text:p>DC</text:p>
          </table:table-cell>
          <table:table-cell table:number-columns-repeated="1021"/>
        </table:table-row>
        <table:table-row table:style-name="ro1">
          <table:table-cell office:value-type="string">
            <text:p>Element#indexOf(Node)</text:p>
          </table:table-cell>
          <table:table-cell office:value-type="string">
            <text:p>Element#indexOf(Content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Element#equals(Object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Element#getValue()</text:p>
          </table:table-cell>
          <table:table-cell office:value-type="string">
            <text:p>Element#getValu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Element#getParent()</text:p>
          </table:table-cell>
          <table:table-cell office:value-type="string">
            <text:p>Element#getParent(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Element#copy()</text:p>
          </table:table-cell>
          <table:table-cell office:value-type="string">
            <text:p>Element#clon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Element#query(String)</text:p>
          </table:table-cell>
          <table:table-cell/>
          <table:table-cell office:value-type="string">
            <text:p>NW</text:p>
          </table:table-cell>
          <table:table-cell office:value-type="string">
            <text:p>EM</text:p>
          </table:table-cell>
          <table:table-cell/>
          <table:table-cell office:value-type="string">
            <text:p>unclear how XPathContext affects the result</text:p>
          </table:table-cell>
          <table:table-cell table:number-columns-repeated="1018"/>
        </table:table-row>
        <table:table-row table:style-name="ro1">
          <table:table-cell office:value-type="string">
            <text:p>Element#query(String, XPathContext)</text:p>
          </table:table-cell>
          <table:table-cell/>
          <table:table-cell office:value-type="string">
            <text:p>NW</text:p>
          </table:table-cell>
          <table:table-cell office:value-type="string">
            <text:p>EM</text:p>
          </table:table-cell>
          <table:table-cell/>
          <table:table-cell office:value-type="string">
            <text:p>unclear how XPathContext affects the result</text:p>
          </table:table-cell>
          <table:table-cell table:number-columns-repeated="1018"/>
        </table:table-row>
        <table:table-row table:style-name="ro1">
          <table:table-cell office:value-type="string">
            <text:p>Element#getLocalName()</text:p>
          </table:table-cell>
          <table:table-cell office:value-type="string">
            <text:p>Element#getNam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Element#getNamespacePrefix()</text:p>
          </table:table-cell>
          <table:table-cell office:value-type="string">
            <text:p>Element#getNamespacePrefix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Element#getNamespacePrefix(int)</text:p>
          </table:table-cell>
          <table:table-cell/>
          <table:table-cell office:value-type="string">
            <text:p>GU</text:p>
          </table:table-cell>
          <table:table-cell office:value-type="string">
            <text:p>M</text:p>
          </table:table-cell>
          <table:table-cell/>
          <table:table-cell office:value-type="string">
            <text:p>result is undefined since XOM includes the element's own namespace</text:p>
          </table:table-cell>
          <table:table-cell table:number-columns-repeated="1018"/>
        </table:table-row>
        <table:table-row table:style-name="ro1">
          <table:table-cell office:value-type="string">
            <text:p>Element#getNamespaceURI()</text:p>
          </table:table-cell>
          <table:table-cell office:value-type="string">
            <text:p>Element#getNamespaceURI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Element#getNamespaceURI(String)</text:p>
          </table:table-cell>
          <table:table-cell/>
          <table:table-cell office:value-type="string">
            <text:p>OK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Element#getQualifiedName()</text:p>
          </table:table-cell>
          <table:table-cell office:value-type="string">
            <text:p>Element#getQualifiedNam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Element#setLocalName(String)</text:p>
          </table:table-cell>
          <table:table-cell office:value-type="string">
            <text:p>Element#setName(String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Element#toXML()</text:p>
          </table:table-cell>
          <table:table-cell/>
          <table:table-cell office:value-type="string">
            <text:p>DC</text:p>
          </table:table-cell>
          <table:table-cell office:value-type="string">
            <text:p>EM</text:p>
          </table:table-cell>
          <table:table-cell/>
          <table:table-cell office:value-type="string">
            <text:p>the resulting string may be slightly different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Element#detach(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office:value-type="string">
            <text:p>in XOM this element must not be a root of a document</text:p>
          </table:table-cell>
          <table:table-cell table:number-columns-repeated="1019"/>
        </table:table-row>
        <table:table-row table:style-name="ro1">
          <table:table-cell office:value-type="string">
            <text:p>Element#getBaseURI()</text:p>
          </table:table-cell>
          <table:table-cell/>
          <table:table-cell office:value-type="string">
            <text:p>NW</text:p>
          </table:table-cell>
          <table:table-cell office:value-type="string">
            <text:p>M</text:p>
          </table:table-cell>
          <table:table-cell/>
          <table:table-cell office:value-type="string">
            <text:p>in XOM the result is absolutized and/or converted from IRI to URI</text:p>
          </table:table-cell>
          <table:table-cell table:number-columns-repeated="1018"/>
        </table:table-row>
        <table:table-row table:style-name="ro1">
          <table:table-cell office:value-type="string">
            <text:p>Element#getDocument()</text:p>
          </table:table-cell>
          <table:table-cell office:value-type="string">
            <text:p>Element#getDocument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Element#getChild(int)</text:p>
          </table:table-cell>
          <table:table-cell office:value-type="string">
            <text:p>Element#getContent(int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Element#getChildCount()</text:p>
          </table:table-cell>
          <table:table-cell office:value-type="string">
            <text:p>getContentSize(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Element#addAttribute(Attribute)</text:p>
          </table:table-cell>
          <table:table-cell office:value-type="string">
            <text:p>Element#setAttribute()</text:p>
          </table:table-cell>
          <table:table-cell office:value-type="string">
            <text:p>NW</text:p>
          </table:table-cell>
          <table:table-cell office:value-type="string">
            <text:p>AD</text:p>
          </table:table-cell>
          <table:table-cell table:number-columns-repeated="2"/>
          <table:table-cell office:value-type="string">
            <text:p>XOM throws MultipleParentException vs IllegalAddException in jdom</text:p>
          </table:table-cell>
          <table:table-cell table:number-columns-repeated="1017"/>
        </table:table-row>
        <table:table-row table:style-name="ro1">
          <table:table-cell office:value-type="string">
            <text:p>Element#getAttribute(String, String)</text:p>
          </table:table-cell>
          <table:table-cell office:value-type="string">
            <text:p>Element#getAttribute(String, Namespace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2"/>
          <table:table-cell office:value-type="string">
            <text:p>XOM returns null where jdom throws on illegal attr name</text:p>
          </table:table-cell>
          <table:table-cell table:number-columns-repeated="1017"/>
        </table:table-row>
        <table:table-row table:style-name="ro1">
          <table:table-cell office:value-type="string">
            <text:p>Element#getAttribute(int)</text:p>
          </table:table-cell>
          <table:table-cell/>
          <table:table-cell office:value-type="string">
            <text:p>OK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Element#getAttribute(String)</text:p>
          </table:table-cell>
          <table:table-cell office:value-type="string">
            <text:p>Element#getAttribute(String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Element#appendChild(Node)</text:p>
          </table:table-cell>
          <table:table-cell office:value-type="string">
            <text:p>Element#addContent(Content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Element#appendChild(String)</text:p>
          </table:table-cell>
          <table:table-cell office:value-type="string">
            <text:p>Element#addContent(String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Element#removeChild(Node)</text:p>
          </table:table-cell>
          <table:table-cell office:value-type="string">
            <text:p>Element@removeContent(Content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office:value-type="string">
            <text:p>child must be a child of this element; jdom silently continues if not so</text:p>
          </table:table-cell>
          <table:table-cell table:number-columns-repeated="1019"/>
        </table:table-row>
        <table:table-row table:style-name="ro1">
          <table:table-cell office:value-type="string">
            <text:p>Element#removeChild(int)</text:p>
          </table:table-cell>
          <table:table-cell office:value-type="string">
            <text:p>Element#removeContent(int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Element#replaceChild(Node, Node)</text:p>
          </table:table-cell>
          <table:table-cell/>
          <table:table-cell office:value-type="string">
            <text:p>OK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Element#setBaseURI(String)</text:p>
          </table:table-cell>
          <table:table-cell/>
          <table:table-cell office:value-type="string">
            <text:p>NW</text:p>
          </table:table-cell>
          <table:table-cell office:value-type="string">
            <text:p>M</text:p>
          </table:table-cell>
          <table:table-cell office:value-type="string">
            <text:p>xom agressively checks uri for well-formedness and throws accordingly</text:p>
          </table:table-cell>
          <table:table-cell table:number-columns-repeated="1019"/>
        </table:table-row>
        <table:table-row table:style-name="ro1">
          <table:table-cell office:value-type="string">
            <text:p>Element#insertChild(Node, int)</text:p>
          </table:table-cell>
          <table:table-cell office:value-type="string">
            <text:p>Element(int, Content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2"/>
          <table:table-cell office:value-type="string">
            <text:p>XOM throws NullPointerException where considers null to be an IllegalName</text:p>
          </table:table-cell>
          <table:table-cell table:number-columns-repeated="1017"/>
        </table:table-row>
        <table:table-row table:style-name="ro1">
          <table:table-cell office:value-type="string">
            <text:p>Element#insertChild(String, int)</text:p>
          </table:table-cell>
          <table:table-cell office:value-type="string">
            <text:p>Element#addContent(int, Text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Element#removeAttribute(Attribute)</text:p>
          </table:table-cell>
          <table:table-cell office:value-type="string">
            <text:p>Element#removeAttribute(Attribute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2"/>
          <table:table-cell office:value-type="string">
            <text:p>jdom just returns false if it could not remove the attribute; XOM throws</text:p>
          </table:table-cell>
          <table:table-cell table:number-columns-repeated="1017"/>
        </table:table-row>
        <table:table-row table:style-name="ro1">
          <table:table-cell office:value-type="string">
            <text:p>Element#addNamespaceDeclaration(String, String)</text:p>
          </table:table-cell>
          <table:table-cell office:value-type="string">
            <text:p>Element#addNamespaceDeclaration(Namespace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2"/>
          <table:table-cell office:value-type="string">
            <text:p>XOM throws NamespaceConflictException vs. IllegalAddException in jdom</text:p>
          </table:table-cell>
          <table:table-cell table:number-columns-repeated="1017"/>
        </table:table-row>
        <table:table-row table:style-name="ro1">
          <table:table-cell office:value-type="string">
            <text:p>Element#getAttributeCount()</text:p>
          </table:table-cell>
          <table:table-cell/>
          <table:table-cell office:value-type="string">
            <text:p>OK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Element#getAttributeValue(String, String)</text:p>
          </table:table-cell>
          <table:table-cell office:value-type="string">
            <text:p>Element#getAttributeValue(String, Namespace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2"/>
          <table:table-cell office:value-type="string">
            <text:p>XOM returns null where jdom throws on illegal attr name</text:p>
          </table:table-cell>
          <table:table-cell table:number-columns-repeated="1017"/>
        </table:table-row>
        <table:table-row table:style-name="ro1">
          <table:table-cell office:value-type="string">
            <text:p>Element#getAttributeValue(String)</text:p>
          </table:table-cell>
          <table:table-cell office:value-type="string">
            <text:p>Element#getAttributeValue(String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Element#getChildElements(String)</text:p>
          </table:table-cell>
          <table:table-cell office:value-type="string">
            <text:p>Element#getChildren(String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Element#getChildElements()</text:p>
          </table:table-cell>
          <table:table-cell office:value-type="string">
            <text:p>Element#getChildren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office:value-type="string">
            <text:p>Element#getChildElements(String, String)</text:p>
          </table:table-cell>
          <table:table-cell office:value-type="string">
            <text:p>Element#getChildren(String, Namespace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Element#getFirstChildElement(String, String)</text:p>
          </table:table-cell>
          <table:table-cell/>
          <table:table-cell office:value-type="string">
            <text:p>OK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Element#getFirstChildElement(String)</text:p>
          </table:table-cell>
          <table:table-cell/>
          <table:table-cell office:value-type="string">
            <text:p>OK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Element#getNamespaceDeclarationCount()</text:p>
          </table:table-cell>
          <table:table-cell/>
          <table:table-cell office:value-type="string">
            <text:p>OK</text:p>
          </table:table-cell>
          <table:table-cell office:value-type="string">
            <text:p>M</text:p>
          </table:table-cell>
          <table:table-cell/>
          <table:table-cell office:value-type="string">
            <text:p>TODO: check if result differs because of additional""</text:p>
          </table:table-cell>
          <table:table-cell table:number-columns-repeated="1018"/>
        </table:table-row>
        <table:table-row table:style-name="ro1">
          <table:table-cell office:value-type="string">
            <text:p>Element#removeChildren()</text:p>
          </table:table-cell>
          <table:table-cell office:value-type="string">
            <text:p>Element#removeContent(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Element#removeNamespaceDeclaration(String)</text:p>
          </table:table-cell>
          <table:table-cell office:value-type="string">
            <text:p>Element#removeNamespaceDeclaration(Namespace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1">
          <table:table-cell office:value-type="string">
            <text:p>Element#setNamespacePrefix(String)</text:p>
          </table:table-cell>
          <table:table-cell/>
          <table:table-cell office:value-type="string">
            <text:p>OK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Element#setNamespaceURI(String)</text:p>
          </table:table-cell>
          <table:table-cell/>
          <table:table-cell office:value-type="string">
            <text:p>NW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Element(Element)</text:p>
          </table:table-cell>
          <table:table-cell office:value-type="string">
            <text:p>Element#clone(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Element(String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office:value-type="string">
            <text:p>XOM allows prefixed names where jdom does not</text:p>
          </table:table-cell>
          <table:table-cell/>
          <table:table-cell office:value-type="string">
            <text:p>XOM throws NullPointerException where considers null to be an IllegalName</text:p>
          </table:table-cell>
          <table:table-cell table:number-columns-repeated="1017"/>
        </table:table-row>
        <table:table-row table:style-name="ro1">
          <table:table-cell office:value-type="string">
            <text:p>Element(String, String)</text:p>
          </table:table-cell>
          <table:table-cell office:value-type="string">
            <text:p>Element(String, String, String)</text:p>
          </table:table-cell>
          <table:table-cell office:value-type="string">
            <text:p>OK</text:p>
          </table:table-cell>
          <table:table-cell office:value-type="string">
            <text:p>AD</text:p>
          </table:table-cell>
          <table:table-cell office:value-type="string">
            <text:p>XOM allows prefixed names where jdom does not</text:p>
          </table:table-cell>
          <table:table-cell/>
          <table:table-cell office:value-type="string">
            <text:p>XOM throws NullPointerException where considers null to be an IllegalName</text:p>
          </table:table-cell>
          <table:table-cell table:number-columns-repeated="1017"/>
        </table:table-row>
        <table:table-row table:style-name="ro1">
          <table:table-cell office:value-type="string">
            <text:p>Elements#get(int)</text:p>
          </table:table-cell>
          <table:table-cell office:value-type="string">
            <text:p>java.util.List#get(int)</text:p>
          </table:table-cell>
          <table:table-cell office:value-type="string">
            <text:p>OK</text:p>
          </table:table-cell>
          <table:table-cell office:value-type="string">
            <text:p>D</text:p>
          </table:table-cell>
          <table:table-cell table:number-columns-repeated="1020"/>
        </table:table-row>
      </table:table>
      <table:database-ranges>
        <table:database-range table:target-range-address="Sheet1.A1:Sheet1.I15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8">04/08/2009</text:date>, <text:time>16:2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4-08T16:21:23</dc:date>
    <meta:generator>NeoOffice/3.0$Unix OpenOffice.org_project/Patch 0</meta:generator>
    <meta:editing-duration>PT00H14M38S</meta:editing-duration>
    <meta:editing-cycles>5</meta:editing-cycles>
    <meta:document-statistic meta:table-count="1" meta:cell-count="640" meta:object-count="0"/>
  </office:meta>
</office:document-meta>
</file>